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text-properties style:font-name="Verdana" officeooo:paragraph-rsid="001d3aba"/>
    </style:style>
    <style:style style:name="P3" style:family="paragraph" style:parent-style-name="Standard">
      <style:text-properties style:font-name="Verdana" officeooo:rsid="00230f6a" officeooo:paragraph-rsid="00230f6a"/>
    </style:style>
    <style:style style:name="P4" style:family="paragraph" style:parent-style-name="Standard">
      <style:paragraph-properties fo:text-align="center" style:justify-single-word="false"/>
      <style:text-properties style:font-name="Verdana" fo:font-weight="bold" officeooo:rsid="00230f6a" officeooo:paragraph-rsid="00230f6a" style:font-weight-asian="bold" style:font-weight-complex="bold"/>
    </style:style>
    <style:style style:name="P5" style:family="paragraph" style:parent-style-name="Standard">
      <style:text-properties style:font-name="Verdana" officeooo:rsid="00243cb6" officeooo:paragraph-rsid="00243cb6"/>
    </style:style>
    <style:style style:name="P6" style:family="paragraph" style:parent-style-name="Standard">
      <style:paragraph-properties fo:break-before="page"/>
      <style:text-properties style:font-name="Verdana"/>
    </style:style>
    <style:style style:name="P7" style:family="paragraph" style:parent-style-name="Standard" style:list-style-name="L1">
      <style:text-properties style:font-name="Verdana" officeooo:rsid="00230f6a" officeooo:paragraph-rsid="00230f6a"/>
    </style:style>
    <style:style style:name="P8" style:family="paragraph" style:parent-style-name="Standard">
      <style:paragraph-properties fo:text-align="center" style:justify-single-word="false"/>
      <style:text-properties style:font-name="Verdana" officeooo:paragraph-rsid="00230f6a"/>
    </style:style>
    <style:style style:name="T1" style:family="text">
      <style:text-properties officeooo:rsid="001c21f1"/>
    </style:style>
    <style:style style:name="T2" style:family="text">
      <style:text-properties officeooo:rsid="001d3aba"/>
    </style:style>
    <style:style style:name="T3" style:family="text">
      <style:text-properties officeooo:rsid="001ed7f0"/>
    </style:style>
    <style:style style:name="T4" style:family="text">
      <style:text-properties fo:font-weight="bold" officeooo:rsid="00230f6a"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4">Protokoll</text:span></text:p>
      <text:p text:style-name="P4">der Gesellschafterversammlung der Vedaserve GmbH</text:p>
      <text:p text:style-name="P4"/>
      <text:p text:style-name="P3">Sitz der Gesellschaft:<text:tab/><text:tab/><text:tab/>Hamburg</text:p>
      <text:p text:style-name="P3">Datum:<text:tab/><text:tab/><text:tab/><text:tab/><text:tab/>12.1.2016</text:p>
      <text:p text:style-name="P3">Beginn:<text:tab/><text:tab/><text:tab/><text:tab/><text:tab/>18:00</text:p>
      <text:p text:style-name="P3">Ende:<text:tab/><text:tab/><text:tab/><text:tab/><text:tab/><text:tab/>20:00</text:p>
      <text:p text:style-name="P3">Ort:<text:tab/><text:tab/><text:tab/><text:tab/><text:tab/><text:tab/>Hamburg</text:p>
      <text:p text:style-name="P3">Anwesende:</text:p>
      <text:p text:style-name="P3"><text:tab/><text:tab/><text:tab/><text:tab/><text:tab/><text:tab/><text:tab/><text:tab/><text:tab/><text:tab/><text:tab/>Anteile</text:p>
      <text:p text:style-name="P3"><text:tab/><text:tab/><text:tab/>Gesellschafter:<text:tab/><text:tab/>Nils Löwe<text:tab/><text:tab/><text:tab/>9.250,00 EUR</text:p>
      <text:p text:style-name="P3"><text:tab/><text:tab/><text:tab/><text:tab/><text:tab/><text:tab/><text:tab/>Sebastian Pioch<text:tab/><text:tab/>9.250,00 EUR</text:p>
      <text:p text:style-name="P3"><text:tab/><text:tab/><text:tab/><text:tab/><text:tab/><text:tab/><text:tab/>Jan Ahrens<text:tab/><text:tab/><text:tab/>2.500,00 EUR</text:p>
      <text:p text:style-name="P3"><text:tab/><text:tab/><text:tab/><text:tab/><text:tab/><text:tab/><text:tab/>Robinizer GmbH<text:tab/><text:tab/>4.000,00 EUR</text:p>
      <text:p text:style-name="P3"/>
      <text:p text:style-name="P3"><text:tab/><text:tab/><text:tab/>Geschäftsführer:<text:tab/><text:tab/>Nils Löwe</text:p>
      <text:p text:style-name="P3"><text:tab/><text:tab/><text:tab/><text:tab/><text:tab/><text:tab/><text:tab/>Sebastian Pioch</text:p>
      <text:p text:style-name="P3"/>
      <text:p text:style-name="P3">Protokoll:</text:p>
      <text:p text:style-name="P3"/>
      <text:p text:style-name="P3">Die Gesellschafter waren sämtlich versammelt. Die Gesellschafterversammlung war damit beschlussfähig.</text:p>
      <text:p text:style-name="P3"/>
      <text:p text:style-name="P3">Es ergingen folgende Beschlüsse:</text:p>
      <text:p text:style-name="P3"/>
      <text:list xml:id="list2824183237864408313" text:style-name="L1">
        <text:list-item>
          <text:p text:style-name="P7">Der vorgelegte Jahresabschluss 2014 der Vedaserve GmbH wird durch Beschluss der Gesellschafter festgelegt und genehmigt. Den Geschäftsführern Nils Löwe und Sebastian Pioch wird Entlastung erteilt.</text:p>
        </text:list-item>
        <text:list-item>
          <text:p text:style-name="P7">Nils Löwe und Jan Ahrens verkaufen ihre Anteile an der Vedaserve GmbH an die verbleibenden Gesellschafter Sebastian Pioch und Robinizer GmbH. Der Kaufvertrag liegt diesem Protokoll als Anlage bei.</text:p>
        </text:list-item>
        <text:list-item>
          <text:p text:style-name="P7">Nils Löwe tritt mit sofortiger Wirkung als Geschäftsführer der Vedaserve GmbH zurück. Sebastian Pioch bleibt damit alleiniger Geschäftsführer der Vedaserve GmbH und wird die Amtsniederlegung beim Handelsregister bekanntgeben. Das Niederlegungsschreiben liegt diesem Protokoll als Anlage bei.</text:p>
        </text:list-item>
      </text:list>
      <text:p text:style-name="P3"/>
      <text:p text:style-name="P3"/>
      <text:p text:style-name="P3">Hamburg, den 12.1.2016</text:p>
      <text:p text:style-name="P3"/>
      <text:p text:style-name="P3"/>
      <text:p text:style-name="P3"/>
      <text:p text:style-name="P3">…………………………………<text:tab/><text:tab/>…………………………… <text:tab/><text:tab/>………………………………</text:p>
      <text:p text:style-name="P3"><text:tab/>Nils Löwe<text:tab/><text:tab/><text:tab/> <text:s text:c="2"/>Sebastian Pioch<text:tab/><text:tab/> <text:s text:c="5"/>Jan Ahrens</text:p>
      <text:p text:style-name="P3"/>
      <text:p text:style-name="P3"/>
      <text:p text:style-name="P3"/>
      <text:p text:style-name="P3"><text:tab/><text:tab/><text:tab/><text:tab/><text:tab/>……………………………</text:p>
      <text:p text:style-name="P3"><text:tab/><text:tab/><text:tab/><text:tab/><text:tab/> <text:s text:c="2"/>Robinizer Gmb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1T20:00:01.866254276</meta:creation-date>
    <dc:date>2016-01-11T20:32:04.368083681</dc:date>
    <meta:editing-duration>PT31M28S</meta:editing-duration>
    <meta:editing-cycles>9</meta:editing-cycles>
    <meta:generator>LibreOffice/4.4.6.3$Linux_X86_64 LibreOffice_project/40m0$Build-3</meta:generator>
    <meta:document-statistic meta:table-count="0" meta:image-count="0" meta:object-count="0" meta:page-count="1" meta:paragraph-count="26" meta:word-count="165" meta:character-count="1368" meta:non-whitespace-character-count="1130"/>
  </office:meta>
</office:document-meta>
</file>